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Palemonas1" svg:font-family="Palemonas" style:font-adornments="Bold" style:font-pitch="variable"/>
    <style:font-face style:name="Palemonas2" svg:font-family="Palemonas" style:font-adornments="Bold Italic" style:font-pitch="variable"/>
    <style:font-face style:name="Palemonas" svg:font-family="Palemona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lt" fo:country="LT" style:font-size-asian="10.5pt"/>
    </style:style>
    <style:style style:name="P2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</style:tab-stops>
      </style:paragraph-properties>
      <style:text-properties fo:language="lt" fo:country="LT" style:font-size-asian="10.5pt"/>
    </style:style>
    <style:style style:name="P3" style:family="paragraph" style:parent-style-name="Standard">
      <style:paragraph-properties fo:text-align="center" style:justify-single-word="false"/>
      <style:text-properties fo:font-size="18pt" fo:language="lt" fo:country="L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  <style:tab-stop style:position="13.998cm"/>
        </style:tab-stops>
      </style:paragraph-properties>
      <style:text-properties fo:font-size="12pt" fo:language="lt" fo:country="LT" style:font-size-asian="10.5pt" style:font-size-complex="12pt"/>
    </style:style>
    <style:style style:name="P5" style:family="paragraph" style:parent-style-name="Standard">
      <style:paragraph-properties fo:text-align="center" style:justify-single-word="false">
        <style:tab-stops>
          <style:tab-stop style:position="5.724cm"/>
          <style:tab-stop style:position="9.093cm"/>
          <style:tab-stop style:position="13.998cm"/>
        </style:tab-stops>
      </style:paragraph-properties>
      <style:text-properties fo:font-size="12pt" fo:language="lt" fo:country="LT" style:font-size-asian="10.5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  <style:tab-stop style:position="13.998cm"/>
        </style:tab-stops>
      </style:paragraph-properties>
    </style:style>
    <style:style style:name="P7" style:family="paragraph" style:parent-style-name="Nenumeruojamas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language="lt" fo:country="LT" style:font-size-asian="10.5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lt" fo:country="LT" style:font-size-asian="10.5pt"/>
    </style:style>
    <style:style style:name="P12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  <style:tab-stop style:position="13.975cm"/>
        </style:tab-stops>
      </style:paragraph-properties>
      <style:text-properties fo:font-size="12pt" fo:language="lt" fo:country="LT" style:font-size-asian="10.5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  <style:tab-stop style:position="13.998cm"/>
        </style:tab-stops>
      </style:paragraph-properties>
      <style:text-properties fo:font-size="12pt" fo:language="lt" fo:country="LT" style:font-size-asian="10.5pt" style:font-size-complex="12pt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Contents_20_Heading" style:master-page-name="Standard">
      <style:paragraph-properties style:page-number="1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ILNIAUS UNIVERSITETAS</text:p>
      <text:p text:style-name="P1">MATEMATIKOS IR INFORMATIKOS FAKULTETAS</text:p>
      <text:p text:style-name="P1">PROGRAMŲ SISTEMŲ KATED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Kodavimo teorijos A14 laboratorinis darb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Atliko:<text:tab/>4 kurso 5 grupės studentas</text:p>
      <text:p text:style-name="P2"><text:tab/><text:tab/>Aurelijus Banelis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Vilnius – 2012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uriny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enumeruojamas"/>
          </text:index-source-styles>
        </text:table-of-content-source>
        <text:index-body>
          <text:index-title text:style-name="Sect1" text:name="Table of Contents1_Head">
            <text:p text:style-name="P16">Turinys</text:p>
          </text:index-title>
          <text:p text:style-name="P8">Įvadas<text:tab/>2</text:p>
        </text:index-body>
      </text:table-of-content>
      <text:p text:style-name="P6"/>
      <text:h text:style-name="P17" text:outline-level="1">Užduotis</text:h>
      <text:p text:style-name="Standard">Duotas kodas C virš Fq. Modeliuoti jo veikimą:</text:p>
      <text:list xml:id="list683099459" text:style-name="L1">
        <text:list-item>
          <text:p text:style-name="P14"><text:s/>užkoduoti informaciją,</text:p>
        </text:list-item>
        <text:list-item>
          <text:p text:style-name="P14">siųsti ją nepatikimu kanalu, t.y. su duota tikimybe pe atsitiktinai joje padaryti klaidų,</text:p>
        </text:list-item>
        <text:list-item>
          <text:p text:style-name="P14">dekoduoti, naudojant nurodytą dekodavimo algoritmą iš duotos literatūros.</text:p>
        </text:list-item>
      </text:list>
      <text:p text:style-name="P10">Parametrai:</text:p>
      <text:list xml:id="list991869487" text:style-name="L2">
        <text:list-item>
          <text:p text:style-name="P15"><text:span text:style-name="T2">Kūnas</text:span><text:span text:style-name="T1">: </text:span><text:span text:style-name="T2">q=2</text:span></text:p>
        </text:list-item>
        <text:list-item>
          <text:p text:style-name="P15"><text:span text:style-name="T2">Kodas</text:span>: sąsūkos (konvoliucinis, convolutional) kodas iš [Ber84, Pvz. 15.62, p. 389]</text:p>
        </text:list-item>
        <text:list-item>
          <text:p text:style-name="P15"><text:span text:style-name="T2">Dekodavimo algoritmas</text:span><text:span text:style-name="T1">: </text:span><text:span text:style-name="T2">dekodavimas su grįžtamuoju ryšiu (feedback decoder) (§15.63)</text:span></text:p>
        </text:list-item>
      </text:list>
      <text:h text:style-name="Heading_20_1" text:outline-level="1">Paleidimas ir kompiliavimas</text:h>
      <text:h text:style-name="Heading_20_2" text:outline-level="2">Paleidimas</text:h>
      <text:p text:style-name="Text_20_body">Programa parašyta Java kalba, todėl ją paleisti reikėtų iš komandinės eilutės:</text:p>
      <text:p text:style-name="Kodas">java -jar <text:bookmark-start text:name="__DdeLink__117_462781231"/>AurelijusA14.jar<text:bookmark-end text:name="__DdeLink__117_462781231"/></text:p>
      <text:p text:style-name="Text_20_body">Arba (jei operacinė sistema atpažįsta failą), <text:span text:style-name="T3">AurelijusA14.jar</text:span> <text:span text:style-name="T4">failą atsidaryti su </text:span><text:span text:style-name="T3">Java Platform SE binary.</text:span></text:p>
      <text:p text:style-name="Text_20_body"><text:span text:style-name="T3"/></text:p>
      <text:h text:style-name="P17" text:outline-level="1">Numeruojama</text:h>
      <text:p text:style-name="Text_20_body">Ir taip toliau</text:p>
      <text:p text:style-name="P7">Rezultatai ir išvados</text:p>
      <text:p text:style-name="Standard">Ir taip toliau...</text:p>
      <text:bibliography text:style-name="Sect2" text:protected="true" text:name="Bibliography1">
        <text:bibliography-source>
          <text:index-title-template text:style-name="Bibliography_20_Heading">Šaltiniai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Šaltiniai</text:p>
          </text:index-title>
        </text:index-body>
      </text:bibliography>
      <text:p text:style-name="Nenumeruojamas">Sąvokų apibrėžimai</text:p>
      <text:p text:style-name="Nenumeruojamas">Santrumpos</text:p>
      <text:p text:style-name="Nenumeruojamas">Pried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Palemonas1" svg:font-family="Palemonas" style:font-adornments="Bold" style:font-pitch="variable"/>
    <style:font-face style:name="Palemonas2" svg:font-family="Palemonas" style:font-adornments="Bold Italic" style:font-pitch="variable"/>
    <style:font-face style:name="Palemonas" svg:font-family="Palemona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line-height="150%" fo:text-indent="1cm" style:auto-text-indent="false" style:page-number="auto"/>
      <style:text-properties style:font-name="Palemonas" fo:language="lt" fo:country="L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Nenumeruojamas" style:class="index">
      <style:paragraph-properties fo:margin="100%" fo:margin-left="0cm" fo:margin-right="0cm" fo:text-indent="0cm" style:auto-text-indent="false" text:number-lines="false" text:line-number="0"/>
      <style:text-properties style:font-name="Palemonas1" fo:font-size="16pt" fo:font-weight="bold" style:font-size-asian="16pt" style:font-weight-asian="bold" style:font-size-complex="16pt" style:font-weight-complex="bold"/>
    </style:style>
    <style:style style:name="Nenumeruojamas" style:family="paragraph" style:parent-style-name="Heading" style:next-style-name="Standard" style:class="chapter" style:master-page-name="">
      <style:paragraph-properties fo:margin="100%" fo:margin-left="0cm" fo:margin-right="0cm" fo:text-align="center" style:justify-single-word="false" fo:text-indent="0cm" style:auto-text-indent="false" style:page-number="auto" fo:break-before="page"/>
      <style:text-properties fo:font-variant="normal" fo:text-transform="none" style:font-name="Palemonas1" fo:font-size="16pt" fo:language="lt" fo:country="L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Palemonas1" fo:font-size="115%" fo:language="lt" fo:country="LT" fo:font-weight="bold" style:font-size-asian="115%" style:font-weight-asian="bold" style:font-size-complex="115%" style:font-weight-complex="bold"/>
    </style:style>
    <style:style style:name="Bibliography_20_Heading" style:display-name="Bibliography Heading" style:family="paragraph" style:parent-style-name="Nenumeruojamas" style:class="index">
      <style:paragraph-properties fo:margin="100%" fo:margin-left="0cm" fo:margin-right="0cm" fo:text-indent="0cm" style:auto-text-indent="false" text:number-lines="false" text:line-number="0"/>
      <style:text-properties style:font-name="Palemonas1" fo:font-size="16pt" fo:font-weight="bold" style:font-size-asian="16pt" style:font-weight-asian="bold" style:font-size-complex="16pt" style:font-weight-complex="bold"/>
    </style:style>
    <style:style style:name="Kodas" style:family="paragraph" style:parent-style-name="Text_20_body" style:master-page-name="">
      <style:paragraph-properties style:page-number="auto" fo:background-color="#f3f3f3">
        <style:background-image/>
      </style:paragraph-properties>
      <style:text-properties style:font-name="DejaVu Sans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>
        <style:background-image/>
      </style:paragraph-properties>
      <style:text-properties style:font-name="Palemonas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lt" fo:country="LT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jus </meta:initial-creator>
    <meta:creation-date>2012-02-22T21:40:36</meta:creation-date>
    <dc:date>2012-09-23T00:05:55</dc:date>
    <dc:creator>Aurelijus </dc:creator>
    <meta:editing-duration>PT1H2M3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0" meta:paragraph-count="32" meta:word-count="138" meta:character-count="956" meta:non-whitespace-character-count="897"/>
  </office:meta>
</office:document-meta>
</file>